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/>
    </style:style>
    <style:style style:name="ce5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31.79pt" svg:height="335.08pt" svg:x="393.93pt" svg:y="79.8pt">
            <draw:object draw:notify-on-update-of-ranges="Sheet1.A2:Sheet1.A16 Sheet1.B1:Sheet1.B1 Sheet1.B2:Sheet1.B16 Sheet1.A2:Sheet1.A16 Sheet1.C1:Sheet1.C1 Sheet1.C2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18" table:default-cell-style-name="Default"/>
        <table:table-column table:style-name="co2" table:number-columns-repeated="1004" table:default-cell-style-name="Default"/>
        <table:table-row table:style-name="ro1">
          <table:table-cell table:style-name="ce2" office:value-type="string" calcext:value-type="string">
            <text:p>Number of stem cells</text:p>
          </table:table-cell>
          <table:table-cell table:style-name="ce2" office:value-type="string" calcext:value-type="string">
            <text:p>Photoreceptor activity</text:p>
          </table:table-cell>
          <table:table-cell table:style-name="ce2" office:value-type="string" calcext:value-type="string">
            <text:p>Line of Best Fit</text:p>
          </table:table-cell>
          <table:table-cell table:style-name="ce2"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table:formula="of:=IF(0&lt;&gt;LEN([.A2]);[.$D$6]*[.A2]+[.$F$6];&quot;&quot;)" office:value-type="float" office:value="64.121" calcext:value-type="float">
            <text:p>64.121</text:p>
          </table:table-cell>
          <table:table-cell table:formula="of:=ROUND(AVERAGE([.A$2:.A$1048576]);3)" office:value-type="float" office:value="70.8" calcext:value-type="float">
            <text:p>70.8</text:p>
          </table:table-cell>
          <table:table-cell office:value-type="string" calcext:value-type="string">
            <text:p>← x-bar</text:p>
          </table:table-cell>
          <table:table-cell table:formula="of:=ROUND(AVERAGE([.B$2:.B$1048576]);3)" office:value-type="float" office:value="38.267" calcext:value-type="float">
            <text:p>38.267</text:p>
          </table:table-cell>
          <table:table-cell office:value-type="string" calcext:value-type="string">
            <text:p>← y-bar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table:formula="of:=IF(0&lt;&gt;LEN([.A3]);[.$D$6]*[.A3]+[.$F$6];&quot;&quot;)" office:value-type="float" office:value="64.693" calcext:value-type="float">
            <text:p>64.693</text:p>
          </table:table-cell>
          <table:table-cell table:formula="of:=ROUND(COM.MICROSOFT.STDEV.S([.A$2:.A$1048576]);3)" office:value-type="float" office:value="38.259" calcext:value-type="float">
            <text:p>38.259</text:p>
          </table:table-cell>
          <table:table-cell office:value-type="string" calcext:value-type="string">
            <text:p>← S<text:span text:style-name="T1">x</text:span></text:p>
          </table:table-cell>
          <table:table-cell table:formula="of:=ROUND(COM.MICROSOFT.STDEV.S([.B$2:.B$1048576]);3)" office:value-type="float" office:value="23.429" calcext:value-type="float">
            <text:p>23.429</text:p>
          </table:table-cell>
          <table:table-cell office:value-type="string" calcext:value-type="string">
            <text:p>← S<text:span text:style-name="T1">y</text:span>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formula="of:=IF(0&lt;&gt;LEN([.A4]);[.$D$6]*[.A4]+[.$F$6];&quot;&quot;)" office:value-type="float" office:value="66.409" calcext:value-type="float">
            <text:p>66.409</text:p>
          </table:table-cell>
          <table:table-cell table:formula="of:=ROUND(PEARSON([.A$2:.A$1048576];[.B$2:.B$1048576]);3)" office:value-type="float" office:value="0.934" calcext:value-type="float">
            <text:p>0.934</text:p>
          </table:table-cell>
          <table:table-cell office:value-type="string" calcext:value-type="string">
            <text:p>← r (pearson)</text:p>
          </table:table-cell>
          <table:table-cell table:formula="of:=ROUND([.D4]^2;3)" office:value-type="float" office:value="0.872" calcext:value-type="float">
            <text:p>0.872</text:p>
          </table:table-cell>
          <table:table-cell office:value-type="string" calcext:value-type="string">
            <text:p>← r<text:span text:style-name="T2">2</text:span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0&lt;&gt;LEN([.A5]);[.$D$6]*[.A5]+[.$F$6];&quot;&quot;)" office:value-type="float" office:value="-1.659" calcext:value-type="float">
            <text:p>-1.659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formula="of:=IF(0&lt;&gt;LEN([.A6]);[.$D$6]*[.A6]+[.$F$6];&quot;&quot;)" office:value-type="float" office:value="27.513" calcext:value-type="float">
            <text:p>27.513</text:p>
          </table:table-cell>
          <table:table-cell table:style-name="ce5" table:formula="of:=ROUND([.D4]*[.F3]/[.D3];3)" office:value-type="float" office:value="0.572" calcext:value-type="float">
            <text:p>0.572</text:p>
          </table:table-cell>
          <table:table-cell office:value-type="string" calcext:value-type="string">
            <text:p>← b (slope)</text:p>
          </table:table-cell>
          <table:table-cell table:formula="of:=ROUND([.F2]-[.D2]*[.D6];3)" office:value-type="float" office:value="-2.231" calcext:value-type="float">
            <text:p>-2.231</text:p>
          </table:table-cell>
          <table:table-cell office:value-type="string" calcext:value-type="string">
            <text:p>←a (y-intercept)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formula="of:=IF(0&lt;&gt;LEN([.A7]);[.$D$6]*[.A7]+[.$F$6];&quot;&quot;)" office:value-type="float" office:value="42.957" calcext:value-type="float">
            <text:p>42.957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table:formula="of:=IF(0&lt;&gt;LEN([.A8]);[.$D$6]*[.A8]+[.$F$6];&quot;&quot;)" office:value-type="float" office:value="60.117" calcext:value-type="float">
            <text:p>60.11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IF(0&lt;&gt;LEN([.A9]);[.$D$6]*[.A9]+[.$F$6];&quot;&quot;)" office:value-type="float" office:value="13.213" calcext:value-type="float">
            <text:p>13.21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table:formula="of:=IF(0&lt;&gt;LEN([.A10]);[.$D$6]*[.A10]+[.$F$6];&quot;&quot;)" office:value-type="float" office:value="46.389" calcext:value-type="float">
            <text:p>46.389</text:p>
          </table:table-cell>
          <table:table-cell table:number-columns-repeated="1021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formula="of:=IF(0&lt;&gt;LEN([.A11]);[.$D$6]*[.A11]+[.$F$6];&quot;&quot;)" office:value-type="float" office:value="26.941" calcext:value-type="float">
            <text:p>26.941</text:p>
          </table:table-cell>
          <table:table-cell table:number-columns-repeated="1021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formula="of:=IF(0&lt;&gt;LEN([.A12]);[.$D$6]*[.A12]+[.$F$6];&quot;&quot;)" office:value-type="float" office:value="42.385" calcext:value-type="float">
            <text:p>42.385</text:p>
          </table:table-cell>
          <table:table-cell table:number-columns-repeated="102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formula="of:=IF(0&lt;&gt;LEN([.A13]);[.$D$6]*[.A13]+[.$F$6];&quot;&quot;)" office:value-type="float" office:value="29.229" calcext:value-type="float">
            <text:p>29.229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IF(0&lt;&gt;LEN([.A14]);[.$D$6]*[.A14]+[.$F$6];&quot;&quot;)" office:value-type="float" office:value="12.641" calcext:value-type="float">
            <text:p>12.641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IF(0&lt;&gt;LEN([.A15]);[.$D$6]*[.A15]+[.$F$6];&quot;&quot;)" office:value-type="float" office:value="20.077" calcext:value-type="float">
            <text:p>20.077</text:p>
          </table:table-cell>
          <table:table-cell table:number-columns-repeated="1021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table:formula="of:=IF(0&lt;&gt;LEN([.A16]);[.$D$6]*[.A16]+[.$F$6];&quot;&quot;)" office:value-type="float" office:value="58.973" calcext:value-type="float">
            <text:p>58.973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3" table:number-columns-repeated="3" table:default-cell-style-name="Default"/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← N</text:p>
          </table:table-cell>
          <table:table-cell table:number-columns-repeated="3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string" calcext:value-type="string">
            <text:p>← a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← b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← SE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← r<text:span text:style-name="T2">2</text:span>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>
            <text:p>Name</text:p>
          </table:table-cell>
          <table:table-cell office:value-type="string" calcext:value-type="string">
            <text:p>x (coffee)</text:p>
          </table:table-cell>
          <table:table-cell table:style-name="ce7" office:value-type="string" calcext:value-type="string">
            <text:p>y (alcohol)</text:p>
          </table:table-cell>
          <table:table-cell table:style-name="ce7" office:value-type="string" calcext:value-type="string">
            <text:p>CI +</text:p>
          </table:table-cell>
          <table:table-cell table:style-name="ce7" office:value-type="string" calcext:value-type="string">
            <text:p>CI -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table:style-name="Default" office:value-type="float" office:value="10" calcext:value-type="float">
            <text:p>10</text:p>
          </table:table-cell>
          <table:table-cell table:formula="of:=[.$A$2]+[.$A$3]*[.B8]" office:value-type="float" office:value="2.85" calcext:value-type="float">
            <text:p>2.85</text:p>
          </table:table-cell>
          <table:table-cell table:formula="of:=[.$C8]+[.$A$4]" office:value-type="float" office:value="6.35" calcext:value-type="float">
            <text:p>6.35</text:p>
          </table:table-cell>
          <table:table-cell table:formula="of:=[.$C8]-[.$A$4]" office:value-type="float" office:value="-0.65" calcext:value-type="float">
            <text:p>-0.65</text:p>
          </table:table-cell>
        </table:table-row>
        <table:table-row table:style-name="ro1">
          <table:table-cell office:value-type="string" calcext:value-type="string">
            <text:p>Johanna</text:p>
          </table:table-cell>
          <table:table-cell table:style-name="Default" office:value-type="float" office:value="5" calcext:value-type="float">
            <text:p>5</text:p>
          </table:table-cell>
          <table:table-cell table:formula="of:=[.$A$2]+[.$A$3]*[.B9]" office:value-type="float" office:value="2.6" calcext:value-type="float">
            <text:p>2.6</text:p>
          </table:table-cell>
          <table:table-cell table:formula="of:=[.$C9]+[.$A$4]" office:value-type="float" office:value="6.1" calcext:value-type="float">
            <text:p>6.1</text:p>
          </table:table-cell>
          <table:table-cell table:formula="of:=[.$C9]-[.$A$4]"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table:style-name="Default" office:value-type="float" office:value="0" calcext:value-type="float">
            <text:p>0</text:p>
          </table:table-cell>
          <table:table-cell table:formula="of:=[.$A$2]+[.$A$3]*[.B10]" office:value-type="float" office:value="2.35" calcext:value-type="float">
            <text:p>2.35</text:p>
          </table:table-cell>
          <table:table-cell table:formula="of:=[.$C10]+[.$A$4]" office:value-type="float" office:value="5.85" calcext:value-type="float">
            <text:p>5.85</text:p>
          </table:table-cell>
          <table:table-cell table:formula="of:=[.$C10]-[.$A$4]" office:value-type="float" office:value="-1.15" calcext:value-type="float">
            <text:p>-1.15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table:style-name="Default" office:value-type="float" office:value="20" calcext:value-type="float">
            <text:p>20</text:p>
          </table:table-cell>
          <table:table-cell table:formula="of:=[.$A$2]+[.$A$3]*[.B11]" office:value-type="float" office:value="3.35" calcext:value-type="float">
            <text:p>3.35</text:p>
          </table:table-cell>
          <table:table-cell table:formula="of:=[.$C11]+[.$A$4]" office:value-type="float" office:value="6.85" calcext:value-type="float">
            <text:p>6.85</text:p>
          </table:table-cell>
          <table:table-cell table:formula="of:=[.$C11]-[.$A$4]" office:value-type="float" office:value="-0.15" calcext:value-type="float">
            <text:p>-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/00/0000</text:date>, <text:time style:data-style-name="N2" text:time-value="12:23:48.301431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30T12:30:09.275153466</dc:date>
    <dc:creator>Sudaraka Wijesinghe</dc:creator>
    <meta:editing-duration>PT1H29M4S</meta:editing-duration>
    <meta:editing-cycles>35</meta:editing-cycles>
    <meta:document-statistic meta:table-count="2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89cm" svg:height="11.822cm" xlink:href=".." xlink:type="simple" chart:class="chart:scatter" chart:style-name="ch1">
        <chart:legend chart:legend-position="top" svg:x="6.822cm" svg:y="0.185cm" style:legend-expansion="wide" chart:style-name="ch2"/>
        <chart:plot-area chart:style-name="ch3" table:cell-range-address="Sheet1.A2:Sheet1.C16 Sheet1.B1:Sheet1.C1" chart:data-source-has-labels="row" svg:x="0.445cm" svg:y="1.019cm" svg:width="21.399cm" svg:height="10.567cm">
          <chartooo:coordinate-region svg:x="1.252cm" svg:y="1.162cm" svg:width="20.273cm" svg:height="10.1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series chart:style-name="ch8" chart:values-cell-range-address="Sheet1.C2:Sheet1.C16" chart:label-cell-address="Sheet1.C1:Sheet1.C1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otoreceptor activity</text:p>
                <draw:g>
                  <svg:desc>Sheet1.B1:Sheet1.B1</svg:desc>
                </draw:g>
              </table:table-cell>
              <table:table-cell office:value-type="string">
                <text:p>Line of Best Fi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">
                <text:p>116</text:p>
                <draw:g>
                  <svg:desc>Sheet1.A2:Sheet1.A16</svg:desc>
                </draw:g>
              </table:table-cell>
              <table:table-cell office:value-type="float" office:value="60">
                <text:p>60</text:p>
                <draw:g>
                  <svg:desc>Sheet1.B2:Sheet1.B16</svg:desc>
                </draw:g>
              </table:table-cell>
              <table:table-cell office:value-type="float" office:value="64.121">
                <text:p>64.121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">
                <text:p>117</text:p>
              </table:table-cell>
              <table:table-cell office:value-type="float" office:value="67">
                <text:p>67</text:p>
              </table:table-cell>
              <table:table-cell office:value-type="float" office:value="64.693">
                <text:p>64.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  <table:table-cell office:value-type="float" office:value="66.409">
                <text:p>66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1.659">
                <text:p>-1.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27.513">
                <text:p>27.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42.957">
                <text:p>42.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">
                <text:p>109</text:p>
              </table:table-cell>
              <table:table-cell office:value-type="float" office:value="63">
                <text:p>63</text:p>
              </table:table-cell>
              <table:table-cell office:value-type="float" office:value="60.117">
                <text:p>60.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3.213">
                <text:p>13.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46">
                <text:p>46</text:p>
              </table:table-cell>
              <table:table-cell office:value-type="float" office:value="46.389">
                <text:p>46.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26.941">
                <text:p>26.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42.385">
                <text:p>42.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29.229">
                <text:p>29.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2.641">
                <text:p>12.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20.077">
                <text:p>20.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58.973">
                <text:p>58.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